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41455" officeooo:paragraph-rsid="00041455" style:font-weight-asian="bold" style:font-weight-complex="bold"/>
    </style:style>
    <style:style style:name="P2" style:family="paragraph" style:parent-style-name="Standard">
      <style:text-properties style:font-name="Calibri" fo:font-weight="bold" officeooo:rsid="00041455" officeooo:paragraph-rsid="0004ef63" style:font-weight-asian="bold" style:font-weight-complex="bold"/>
    </style:style>
    <style:style style:name="P3" style:family="paragraph" style:parent-style-name="Standard">
      <style:text-properties style:font-name="Calibri" fo:font-weight="bold" officeooo:rsid="0004ef63" officeooo:paragraph-rsid="0004ef63" style:font-weight-asian="bold" style:font-weight-complex="bold"/>
    </style:style>
    <style:style style:name="P4" style:family="paragraph" style:parent-style-name="Standard">
      <style:text-properties style:font-name="Calibri" fo:font-weight="normal" officeooo:rsid="00041455" officeooo:paragraph-rsid="00041455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041455" officeooo:paragraph-rsid="0005dc61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7d892" officeooo:paragraph-rsid="0007d892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041455" officeooo:paragraph-rsid="00041455" style:font-weight-asian="normal" style:font-weight-complex="normal"/>
    </style:style>
    <style:style style:name="T1" style:family="text">
      <style:text-properties officeooo:rsid="0009a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:</text:p>
      <text:p text:style-name="P3"><text:tab/></text:p>
      <text:p text:style-name="P3"/>
      <text:p text:style-name="P1">Statement of the Problem:</text:p>
      <text:p text:style-name="P1"/>
      <text:p text:style-name="P1"/>
      <text:p text:style-name="P1">Objectives:</text:p>
      <text:p text:style-name="P1"/>
      <text:p text:style-name="P1"/>
      <text:p text:style-name="P1">Method / Activities: </text:p>
      <text:p text:style-name="P1"/>
      <text:p text:style-name="P1"/>
      <text:p text:style-name="P1">Resources:</text:p>
      <text:p text:style-name="P1"/>
      <text:p text:style-name="P1"/>
      <text:p text:style-name="P1">Schedule:</text:p>
      <text:p text:style-name="P1"/>
      <text:p text:style-name="P1"/>
      <text:p text:style-name="P1">Budget:</text:p>
      <text:p text:style-name="P1"/>
      <text:p text:style-name="P1"/>
      <text:p text:style-name="P1">Measurement:</text:p>
      <text:p text:style-name="P1"/>
      <text:p text:style-name="P1"/>
      <text:p text:style-name="P2">Executive Summary – Return to this section last</text:p>
      <text:p text:style-name="P1"/>
      <text:p text:style-name="P1"/>
      <text:p text:style-name="P1">References:</text:p>
      <text:p text:style-name="P1"/>
      <text:p text:style-name="P1"/>
      <text:p text:style-name="P4">Since this is a project proposal we will use GNS3 to simulate the project to improve stakeholder buy in. Seeing a functioning project or something close to it will inspire confidence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Introduction:</text:p>
      <text:p text:style-name="P1"/>
      <text:p text:style-name="P4">We are seeing background for this section.</text:p>
      <text:p text:style-name="P4"/>
      <text:p text:style-name="P6">Company Background:</text:p>
      <text:p text:style-name="P6"/>
      <text:p text:style-name="P6">Problem:</text:p>
      <text:p text:style-name="P6"/>
      <text:p text:style-name="P6"/>
      <text:p text:style-name="P4"/>
      <text:p text:style-name="P4"/>
      <text:p text:style-name="P5">What is DevOps ?</text:p>
      <text:p text:style-name="P5"/>
      <text:p text:style-name="P5"><text:tab/>Mention SDN and other recent networking technologies or approaches</text:p>
      <text:p text:style-name="P4"/>
      <text:p text:style-name="P4">How are we currently managing the network ?</text:p>
      <text:p text:style-name="P4"><text:tab/></text:p>
      <text:p text:style-name="P4"><text:tab/><text:span text:style-name="T1">From the CLI or by modifying config txt files.</text:span></text:p>
      <text:p text:style-name="P4"/>
      <text:p text:style-name="P4">Infrastructure as Code for Configuration Management and deployments</text:p>
      <text:p text:style-name="P4"/>
      <text:p text:style-name="P4">Push vs Pull configurations</text:p>
      <text:p text:style-name="P4"/>
      <text:p text:style-name="P4">Ansible vs Puppet / Chef as well as other platforms</text:p>
      <text:p text:style-name="P4"/>
      <text:p text:style-name="P4">Brief overview of software packages and how they function | Paramiko, netmiko, et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T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T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0T21:10:06.810000000</meta:creation-date>
    <dc:date>2024-12-30T10:45:09.160000000</dc:date>
    <meta:editing-duration>PT19H13M56S</meta:editing-duration>
    <meta:editing-cycles>6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25" meta:word-count="128" meta:character-count="833" meta:non-whitespace-character-count="722"/>
  </office:meta>
</office:document-meta>
</file>